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8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2"/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3"/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2.45" calcext:value-type="float">
            <text:p>2.4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8:18:59.553742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02T10:47:37.830971966</dc:date>
    <meta:editing-duration>P1DT19H59M3S</meta:editing-duration>
    <meta:editing-cycles>30</meta:editing-cycles>
    <meta:generator>LibreOffice/6.0.7.3$Linux_X86_64 LibreOffice_project/00m0$Build-3</meta:generator>
    <meta:document-statistic meta:table-count="1" meta:cell-count="24" meta:object-count="0"/>
  </office:meta>
</office:document-meta>
</file>